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6.082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1.104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20.971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596cm" fo:break-before="auto" style:use-optimal-row-height="false"/>
    </style:style>
    <style:style style:name="ro3" style:family="table-row">
      <style:table-row-properties style:row-height="0.49cm" fo:break-before="auto" style:use-optimal-row-height="false"/>
    </style:style>
    <style:style style:name="ro4" style:family="table-row">
      <style:table-row-properties style:row-height="0.4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fo:hyphenate="true"/>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ce1"/>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nl</text:p>
          </table:table-cell>
          <table:table-cell office:value-type="string">
            <text:p>Beva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nl</text:p>
          </table:table-cell>
          <table:table-cell office:value-type="string">
            <text:p>Bevat ni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nl</text:p>
          </table:table-cell>
          <table:table-cell office:value-type="string">
            <text:p>Begint m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nl</text:p>
          </table:table-cell>
          <table:table-cell office:value-type="string">
            <text:p>Eindigt op</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nl</text:p>
          </table:table-cell>
          <table:table-cell office:value-type="string">
            <text:p>Beva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nl</text:p>
          </table:table-cell>
          <table:table-cell office:value-type="string">
            <text:p>Bevat ni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nl</text:p>
          </table:table-cell>
          <table:table-cell office:value-type="string">
            <text:p>Begint m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nl</text:p>
          </table:table-cell>
          <table:table-cell office:value-type="string">
            <text:p>Eindigt op</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nl</text:p>
          </table:table-cell>
          <table:table-cell office:value-type="string">
            <text:p>Beva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nl</text:p>
          </table:table-cell>
          <table:table-cell office:value-type="string">
            <text:p>Bevat ni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nl</text:p>
          </table:table-cell>
          <table:table-cell office:value-type="string">
            <text:p>Begint m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nl</text:p>
          </table:table-cell>
          <table:table-cell office:value-type="string">
            <text:p>Eindigt op</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nl</text:p>
          </table:table-cell>
          <table:table-cell office:value-type="string">
            <text:p>Notiti~e invoege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nl</text:p>
          </table:table-cell>
          <table:table-cell office:value-type="string">
            <text:p>Inschakelen ~natuurlijk sorteren</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nl</text:p>
          </table:table-cell>
          <table:table-cell office:value-type="string">
            <text:p>Opslaan afbeeldin~g...</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nl</text:p>
          </table:table-cell>
          <table:table-cell office:value-type="string">
            <text:p>\&lt;bookmark_value\&gt;sorteren; opties voor databasebereiken\&lt;/bookmark_value\&gt;\&lt;bookmark_value\&gt;sorteren;Aziatische talen\&lt;/bookmark_value\&gt;\&lt;bookmark_value\&gt;Aziatische talen;sorteren\&lt;/bookmark_value\&gt;\&lt;bookmark_value\&gt;telefoonboek sorteerregels\&lt;/bookmark_value\&gt;\&lt;bookmark_value\&gt;algoritme voor natuurlijk zoeken\&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nl</text:p>
          </table:table-cell>
          <table:table-cell office:value-type="string">
            <text:p>Inschakelen natuurlijk sorteren</text:p>
          </table:table-cell>
          <table:table-cell table:number-columns-repeated="3"/>
          <table:table-cell office:value-type="string">
            <text:p>20060211 17:16:46</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3">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nl</text:p>
          </table:table-cell>
          <table:table-cell office:value-type="string">
            <text:p>\&lt;ahelp hid=\"SC:CHECKBOX:RID_SCPAGE_SORT_OPTIONS:BTN_NATURALSORT\"\&gt;Natuurlijk sorteren is een soor algortime dat getallen die worden vooraf gegaan door een voorvoegsel sorteert gebaseerd op de waarde van het getalselement in plaats van op de traditionele manier van sorteren als gewone tekenreeksen.\&lt;/ahelp\&gt; Laten we bijvoorbeeld aannemen dat u een reeks waarden heeft zoals: A1, A2, A3, A4, A5, A6, ..., A19, A20, A21. Als u deze waarden in een celbereik zet en ze gaat sorteren, zal de volgorde worden A1, A11, A12, A13, ..., A19, A2, A20, A21, A3, A4, A5, ..., A9. Hoewel dit sorteringsgedrag normaal lijkt voor mensen die het onderliggende sorteermechanisme begrijpen, is het voor de rest van de bevolking totaal afwijkend, dan wel totaal onhandig. Door het inschakelen van natuurlijk sorteren worden waarden, zoals die in het hierboven vermelde voorbeeld, op de „juiste” wijze gesorteerd, hetgeen het gebruik van sorteren in het algemeen verbetert.</text:p>
          </table:table-cell>
          <table:table-cell table:number-columns-repeated="3"/>
          <table:table-cell office:value-type="string">
            <text:p>20060211 17:16:46</text:p>
          </table:table-cell>
        </table:table-row>
        <table:table-row table:style-name="ro4">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table:style-name="Default" office:value-type="string">
            <text:p>Accessorie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nl</text:p>
          </table:table-cell>
          <table:table-cell table:style-name="Default" office:value-type="string">
            <text:p>Accessoire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table:style-name="Default"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nl</text:p>
          </table:table-cell>
          <table:table-cell table:style-name="Default" office:value-type="string">
            <text:p>Handige %PRODUCTNAME accessoires, inclusief verschillende Galerij-thema's, sjablonen, voorbeelddocumenten en lettertypen</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table:style-name="Default" office:value-type="string">
            <text:p>Gallery</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nl</text:p>
          </table:table-cell>
          <table:table-cell table:style-name="Default" office:value-type="string">
            <text:p>Galerij</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table:style-name="Default"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nl</text:p>
          </table:table-cell>
          <table:table-cell table:style-name="Default" office:value-type="string">
            <text:p>De %PRODUCTNAME Galerij bevat meer dan 2900 elementen in verschillende thema'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table:style-name="Default" office:value-type="string">
            <text:p>Template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nl</text:p>
          </table:table-cell>
          <table:table-cell table:style-name="Default" office:value-type="string">
            <text:p>Sjablonen</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table:style-name="Default" office:value-type="string">
            <text:p>Create perfect documents within seconds with document template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nl</text:p>
          </table:table-cell>
          <table:table-cell table:style-name="Default" office:value-type="string">
            <text:p>Maak binnen een paar seconden perfecte documenten met documentsjablonen</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table:style-name="Default" office:value-type="string">
            <text:p>Sample document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nl</text:p>
          </table:table-cell>
          <table:table-cell table:style-name="Default" office:value-type="string">
            <text:p>Voorbeelddocumenten</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table:style-name="Default" office:value-type="string">
            <text:p>Sample documents are good for learning.</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nl</text:p>
          </table:table-cell>
          <table:table-cell table:style-name="Default" office:value-type="string">
            <text:p>Avoorbeelddocuementen zijn goed om van te leren</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table:style-name="Default" office:value-type="string">
            <text:p>Documentation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nl</text:p>
          </table:table-cell>
          <table:table-cell table:style-name="Default" office:value-type="string">
            <text:p>Documentatie</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table:style-name="Default" office:value-type="string">
            <text:p>%PRODUCTNAME documentation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nl</text:p>
          </table:table-cell>
          <table:table-cell table:style-name="Default" office:value-type="string">
            <text:p>%PRODUCTNAME documentatie</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table:style-name="Default" office:value-type="string">
            <text:p>Advertisement</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nl</text:p>
          </table:table-cell>
          <table:table-cell table:style-name="Default" office:value-type="string">
            <text:p>Reclame</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table:style-name="Default" office:value-type="string">
            <text:p>%PRODUCTNAME advertisement material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nl</text:p>
          </table:table-cell>
          <table:table-cell table:style-name="Default" office:value-type="string">
            <text:p>%PRODUCTNAME reclamemateriaal</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table:style-name="Default" office:value-type="string">
            <text:p>Font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nl</text:p>
          </table:table-cell>
          <table:table-cell table:style-name="Default" office:value-type="string">
            <text:p>Lettertypen</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table:style-name="Default" office:value-type="string">
            <text:p>Additional fonts for %PRODUCTNAME and other applications.</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nl</text:p>
          </table:table-cell>
          <table:table-cell table:style-name="Default" office:value-type="string">
            <text:p>Aanvullende lettertypen voor %PRODUCTNAME en andere toepassingen.</text:p>
          </table:table-cell>
          <table:table-cell table:number-columns-repeated="3"/>
          <table:table-cell office:value-type="string">
            <text:p>20051221 23:33:07</text:p>
          </table:table-cell>
        </table:table-row>
        <table:table-row table:style-name="ro4">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table:style-name="Default" office:value-type="string">
            <text:p>SVG Import</text:p>
          </table:table-cell>
          <table:table-cell table:number-columns-repeated="3"/>
          <table:table-cell office:value-type="string">
            <text:p>20051112 14:45:13</text:p>
          </table:table-cell>
        </table:table-row>
        <table:table-row table:style-name="ro4">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nl</text:p>
          </table:table-cell>
          <table:table-cell table:style-name="Default" office:value-type="string">
            <text:p>SVG importeren</text:p>
          </table:table-cell>
          <table:table-cell table:number-columns-repeated="3"/>
          <table:table-cell office:value-type="string">
            <text:p>20051112 14:45:13</text:p>
          </table:table-cell>
        </table:table-row>
        <table:table-row table:style-name="ro4">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table:style-name="Default" office:value-type="string">
            <text:p>Support for SVG Import</text:p>
          </table:table-cell>
          <table:table-cell table:number-columns-repeated="3"/>
          <table:table-cell office:value-type="string">
            <text:p>20051112 14:45:13</text:p>
          </table:table-cell>
        </table:table-row>
        <table:table-row table:style-name="ro4">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nl</text:p>
          </table:table-cell>
          <table:table-cell table:style-name="Default" office:value-type="string">
            <text:p>Ondersteuning voor importeren van SVG</text:p>
          </table:table-cell>
          <table:table-cell table:number-columns-repeated="3"/>
          <table:table-cell office:value-type="string">
            <text:p>20051112 14:45:13</text:p>
          </table:table-cell>
        </table:table-row>
        <table:table-row table:style-name="ro4">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User's manual</text:p>
          </table:table-cell>
          <table:table-cell table:number-columns-repeated="3"/>
          <table:table-cell office:value-type="string">
            <text:p>20050706 14:45:13</text:p>
          </table:table-cell>
        </table:table-row>
        <table:table-row table:style-name="ro4">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Gebruikershandleiding</text:p>
          </table:table-cell>
          <table:table-cell table:number-columns-repeated="3"/>
          <table:table-cell office:value-type="string">
            <text:p>20060706 14:45:13</text:p>
          </table:table-cell>
        </table:table-row>
        <table:table-row table:style-name="ro4">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table:style-name="Default"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4">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nl</text:p>
          </table:table-cell>
          <table:table-cell table:style-name="Default"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number-rows-repeated="65463">
          <table:table-cell table:number-columns-repeated="15"/>
        </table:table-row>
        <table:table-row table:style-name="ro1">
          <table:table-cell table:number-columns-repeated="1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lbany" fo:language="hu" fo:country="HU" style:font-name-asian="Andale Sans UI" style:language-asian="hu" style:country-asian="HU" style:font-name-complex="Tahoma" style:language-complex="hu" style:country-complex="HU"/>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currency-symbol number:language="nl" number:country="NL">€</number:currency-symbol>
      <number:text> </number:text>
      <number:number number:decimal-places="2" number:min-integer-digits="1" number:grouping="true"/>
    </number:currency-style>
    <number:currency-style style:name="N109">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6">2007.09.26</text:date>, <text:time>08:22:46</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Build-9207</meta:generator>
    <meta:creation-date>2006-08-23T21:34:41</meta:creation-date>
    <dc:date>2007-09-26T08:22:46</dc:date>
    <meta:editing-cycles>6</meta:editing-cycles>
    <meta:editing-duration>PT20M48S</meta:editing-duration>
    <meta:user-defined meta:name="Info 1"/>
    <meta:user-defined meta:name="Info 2"/>
    <meta:user-defined meta:name="Info 3"/>
    <meta:user-defined meta:name="Info 4"/>
    <meta:document-statistic meta:table-count="1" meta:cell-count="684"/>
  </office:meta>
</office:document-meta>
</file>